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4.528cm" fo:break-before="auto" style:use-optimal-row-height="false"/>
    </style:style>
    <style:style style:name="ro12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6e6ff"/>
      <style:text-properties fo:color="#944794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6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6e6ff"/>
      <style:text-properties fo:color="#944794" fo:font-size="8pt" style:font-size-asian="8pt" style:font-size-complex="8pt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808080" fo:font-size="8pt" style:font-size-asian="8pt" style:font-size-complex="8pt"/>
    </style:style>
    <style:style style:name="ce18" style:family="table-cell" style:parent-style-name="Default">
      <style:table-cell-properties fo:wrap-option="wrap" fo:border="0.002cm solid #000000" style:vertical-align="middle"/>
      <style:text-properties fo:color="#b3b3b3" fo:font-size="8pt" style:font-size-asian="8pt" style:font-size-complex="8pt"/>
    </style:style>
    <style:style style:name="ce19" style:family="table-cell" style:parent-style-name="Default">
      <style:table-cell-properties fo:wrap-option="wrap" fo:border="0.002cm solid #000000" style:vertical-align="middle"/>
      <style:text-properties fo:color="#cccccc"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transparent" fo:wrap-option="wrap" fo:border="none"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4" style:family="table-cell" style:parent-style-name="Default">
      <style:table-cell-properties fo:wrap-option="wrap" fo:border="0.002cm solid #000000" style:vertical-align="middle"/>
      <style:text-properties fo:font-size="8p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 style:vertical-align="middle"/>
      <style:text-properties style:font-name="Arial" fo:font-size="8pt" fo:language="en" fo:country="US" style:font-size-asian="8pt" style:language-asian="en" style:country-asian="US" style:font-size-complex="8pt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3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944794" fo:font-size="8pt" style:font-size-asian="8pt" style:font-size-complex="8pt"/>
    </style:style>
    <style:style style:name="ce3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8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wrap-option="wrap" fo:border="0.002cm solid #000000" style:vertical-align="middle"/>
      <style:text-properties fo:color="#cccccc" style:font-name="Arial" fo:font-size="8pt" fo:language="en" fo:country="US" style:font-size-asian="8pt" style:language-asian="en" style:country-asian="US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ext-properties fo:color="#cccccc" fo:font-size="8pt" style:font-size-asian="8pt" style:font-size-complex="8pt"/>
    </style:style>
    <style:style style:name="ce47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1" style:family="text"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2" style:family="text">
      <style:text-properties fo:font-size="8pt" fo:language="it" fo:country="IT" style:font-size-asian="8pt" style:font-size-complex="8pt"/>
    </style:style>
    <style:style style:name="T3" style:family="text">
      <style:text-properties style:use-window-font-color="true" style:font-name="Arial"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4" style:family="text">
      <style:text-properties style:use-window-font-color="true" style:font-name="Arial" fo:font-size="8pt" fo:language="en" fo:country="GB" fo:font-style="normal" fo:font-weight="normal" style:font-name-asian="Times New Roman" style:font-size-asian="8pt" style:language-asian="en" style:country-asian="US" style:font-name-complex="Arial" style:font-size-complex="8pt"/>
    </style:style>
    <style:style style:name="T5" style:family="text">
      <style:text-properties style:font-name="Arial" fo:font-size="8pt" fo:language="en" fo:country="US" style:font-size-asian="8pt" style:language-asian="en" style:country-asian="US" style:font-size-complex="8pt"/>
    </style:style>
  </office:automatic-styles>
  <office:body>
    <office:spreadsheet>
      <table:table table:name="ToDo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7">
            <text:p>07/04/08</text:p>
          </table:table-cell>
          <table:table-cell table:style-name="ce6" office:value-type="string">
            <text:p>HS</text:p>
          </table:table-cell>
          <table:table-cell table:style-name="ce18" office:value-type="string">
            <text:p>view alternatives</text:p>
          </table:table-cell>
          <table:table-cell table:style-name="ce18" office:value-type="string">
            <text:p>Alternatives – view should be activated; -&gt; to be revised</text:p>
          </table:table-cell>
          <table:table-cell table:style-name="ce29" office:value-type="string">
            <text:p>high</text:p>
          </table:table-cell>
          <table:table-cell table:style-name="ce6" office:value-type="string">
            <text:p>V0.1</text:p>
          </table:table-cell>
          <table:table-cell table:style-name="ce6" office:value-type="date" office:date-value="2008-04-30">
            <text:p>30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Timing instantiation and updates</text:p>
          </table:table-cell>
          <table:table-cell table:style-name="ce20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7">
            <text:p>1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trange characters</text:p>
          </table:table-cell>
          <table:table-cell table:style-name="ce20" office:value-type="string">
            <text:p>strange characters entered via text-boxes give problems (such as 's, or ó,ò,ê,...). -&gt; unicode use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7">
            <text:p>1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6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choices for NACE and product code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text entry branch / sub-branch with nace-cod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while no defintive solution: improve the comments in the tool tip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Fields not needed</text:p>
          </table:table-cell>
          <table:table-cell table:style-name="ce20" office:value-type="string">
            <text:p>Make disappear fields not needed for certain equipment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ff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7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4">
            <text:p>14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7</text:p>
          </table:table-cell>
          <table:table-cell table:style-name="ce20" office:value-type="string">
            <text:p>adapt to new solar module requirement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4">
            <text:p>24/06/08</text:p>
          </table:table-cell>
          <table:table-cell table:style-name="ce8" office:value-type="string">
            <text:p>SD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Self-learning and DB Updat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8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elf-learning of tool</text:p>
          </table:table-cell>
          <table:table-cell table:style-name="ce23" office:value-type="string">
            <text:p><text:span text:style-name="T1">Do you think that it would be useful and to feasible to foresee an authomatic update of the databases </text:span></text:p>
            <text:p><text:span text:style-name="T1">and a statistics module where results of an audit campaign can be stored and compared, summarised etc., by industry sector, country etc.?</text:span></text:p>
            <text:p><text:span text:style-name="T1">Or this module/task should be something completely stand-alone?</text:span></text:p>
            <text:p><text:span text:style-name="T1"> </text:span></text:p>
            <text:p><text:span text:style-name="T2">We should produce an evaluation report of the audit campaign...</text:span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units in display</text:p>
          </table:table-cell>
          <table:table-cell table:style-name="ce20" office:value-type="string">
            <text:p>should be possible to display data in different units;</text:p>
            <text:p>units should be eliminated from legen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croll bars in tables</text:p>
          </table:table-cell>
          <table:table-cell table:style-name="ce20" office:value-type="string">
            <text:p>try to avoi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ayout windows</text:p>
          </table:table-cell>
          <table:table-cell table:style-name="ce20" office:value-type="string">
            <text:p>tables should have the same width as figures, .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number of digits and thousands separtator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primary energy consumption / final energy consumption change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2 + nuclear</text:p>
          </table:table-cell>
          <table:table-cell table:style-name="ce20" office:value-type="string">
            <text:p>inlcude CO2 and radioactive waste in the same screen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EA</text:p>
          </table:table-cell>
          <table:table-cell table:style-name="ce20" office:value-type="string">
            <text:p>check of actualisation in panelEA1. Adapt to other EA / EM / EH panel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8" office:value-type="date" office:date-value="2008-04-30">
            <text:p>30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s EA</text:p>
          </table:table-cell>
          <table:table-cell table:style-name="ce26" office:value-type="string">
            <text:p><text:span text:style-name="T5">-&gt; Modules EA have to be completely revised: not only C-&gt;Q, but also filtering of tables by Pid and ANo before calculating sums.</text:span></text:p>
            <text:p><text:span text:style-name="T5">Introduce security checks in order to avoid crash if data are None or tables are empty !!!</text:span>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torage in pipes</text:p>
          </table:table-cell>
          <table:table-cell table:style-name="ce20" office:value-type="string">
            <text:p>Consider storage losses in storage tanks</text:p>
          </table:table-cell>
          <table:table-cell table:style-name="ce32" office:value-type="string">
            <text:p>low</text:p>
          </table:table-cell>
          <table:table-cell table:style-name="ce41" office:value-type="string">
            <text:p>V2.0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HX network and CC</text:p>
          </table:table-cell>
          <table:table-cell table:style-name="ce20" office:value-type="string">
            <text:p>Check consistency between CC calculations and HX network calcula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SQL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07">
            <text:p>07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Benchmark DB</text:p>
          </table:table-cell>
          <table:table-cell table:style-name="ce17" office:value-type="string">
            <text:p>Include Benchmark DB in SQL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7">
            <text:p>07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8">
            <text:p>18/04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queries</text:p>
          </table:table-cell>
          <table:table-cell table:style-name="ce20" office:value-type="string">
            <text:p>queries with [0] at the end give error in empty lists</text:p>
            <text:p>subsitute by query of list and then assignment of index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all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Questionnaire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Consum</text:p>
          </table:table-cell>
          <table:table-cell table:style-name="ce20" office:value-type="string">
            <text:p>better explanatory text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ata tables</text:p>
          </table:table-cell>
          <table:table-cell table:style-name="ce20" office:value-type="string">
            <text:p>FUEL_OWN no longer used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O&amp;M</text:p>
          </table:table-cell>
          <table:table-cell table:style-name="ce20" office:value-type="string">
            <text:p>Define parts of OM costs specified in Q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8">
            <text:p>08/04/08</text:p>
          </table:table-cell>
          <table:table-cell table:style-name="ce7" office:value-type="string">
            <text:p>BS/HS</text:p>
          </table:table-cell>
          <table:table-cell table:style-name="ce19" office:value-type="string">
            <text:p>Exhaust gas</text:p>
          </table:table-cell>
          <table:table-cell table:style-name="ce19" office:value-type="string">
            <text:p>include calculation of waste heat / exhaust gas flow rate in boiler / CHP / ... modules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8" table:visibility="collapse">
          <table:table-cell table:style-name="ce6" office:value-type="date" office:date-value="2008-05-16">
            <text:p>16/05/08</text:p>
          </table:table-cell>
          <table:table-cell table:style-name="ce6" office:value-type="string">
            <text:p>CV</text:p>
          </table:table-cell>
          <table:table-cell table:style-name="ce18" office:value-type="string">
            <text:p>Boiler – several</text:p>
          </table:table-cell>
          <table:table-cell table:style-name="ce18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5" office:value-type="string">
            <text:p>normal</text:p>
          </table:table-cell>
          <table:table-cell table:style-name="ce6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1" office:value-type="string">
            <text:p>heatPump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Improve w. respect to V1.00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gyBug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buggy bugs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To do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view alternatives</text:p>
          </table:table-cell>
          <table:table-cell table:style-name="ce19" office:value-type="string">
            <text:p>Alternatives – view should be activated; -&gt; to be revised</text:p>
          </table:table-cell>
          <table:table-cell table:style-name="ce43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Display of alternative / project ... does not update if new alternatives</text:p>
            <text:p>are created -&gt; vinculate with SetActiveAlternative/Projec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Eliminate tree-items not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Timing instantiation and updates</text:p>
          </table:table-cell>
          <table:table-cell table:style-name="ce19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7">
            <text:p>1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strange characters</text:p>
          </table:table-cell>
          <table:table-cell table:style-name="ce19" office:value-type="string">
            <text:p>strange characters entered via text-boxes give problems (such as 's, or ó,ò,ê,...). -&gt; unicode use ???</text:p>
          </table:table-cell>
          <table:table-cell table:style-name="ce34" office:value-type="string">
            <text:p>normal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7">
            <text:p>17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11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raph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6">
            <text:p>2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refresh</text:p>
          </table:table-cell>
          <table:table-cell table:style-name="ce20" office:value-type="string">
            <text:p>Problem with refresh of graphics. Tom has some idea -&gt; to be implement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6">
            <text:p>26/06/08</text:p>
          </table:table-cell>
          <table:table-cell table:style-name="ce8" office:value-type="string">
            <text:p>TS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6" office:value-type="date" office:date-value="2008-03-03">
            <text:p>03/03/08</text:p>
          </table:table-cell>
          <table:table-cell table:style-name="ce6"/>
          <table:table-cell table:style-name="ce18" office:value-type="string">
            <text:p>Exit button</text:p>
          </table:table-cell>
          <table:table-cell table:style-name="ce18" office:value-type="string">
            <text:p>No exit button is foreseen</text:p>
          </table:table-cell>
          <table:table-cell table:style-name="ce29" office:value-type="string">
            <text:p>high</text:p>
          </table:table-cell>
          <table:table-cell table:style-name="ce44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2-25">
            <text:p>25/02/08</text:p>
          </table:table-cell>
          <table:table-cell table:style-name="ce8"/>
          <table:table-cell table:style-name="ce20" office:value-type="string">
            <text:p>Pulldown menu in DB Benchmark</text:p>
          </table:table-cell>
          <table:table-cell table:style-name="ce20" office:value-type="string">
            <text:p>Up to now data bases that are linked with each other have to be entered by the ID-value. No pull-down menu is foreseen. This should be changed later 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8">
            <text:p>28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diferentes Dbs</text:p>
          </table:table-cell>
          <table:table-cell table:style-name="ce19" office:value-type="string">
            <text:p>possibility to edit different equipment DB's: heat pump, boiler,</text:p>
            <text:p><text:s text:c="5"/>additional DB's that will come in the future (CHP, chillers, solar</text:p>
            <text:p><text:s text:c="5"/>thermal, ...) [por ahora abre la tabla UHeatPump, la cual es la</text:p>
            <text:p><text:s text:c="5"/>tabla equivocada] 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2">
            <text:p>02/04/08</text:p>
          </table:table-cell>
          <table:table-cell table:style-name="ce6"/>
          <table:table-cell table:style-name="ce18" office:value-type="string">
            <text:p>button OK/Cancel</text:p>
          </table:table-cell>
          <table:table-cell table:style-name="ce18"/>
          <table:table-cell table:style-name="ce29" office:value-type="string">
            <text:p>high</text:p>
          </table:table-cell>
          <table:table-cell table:style-name="ce44" office:value-type="string">
            <text:p>V1.0a</text:p>
          </table:table-cell>
          <table:table-cell table:style-name="ce6" office:value-type="date" office:date-value="2008-04-02">
            <text:p>02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select by double clicking</text:p>
          </table:table-cell>
          <table:table-cell table:style-name="ce19"/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DB Editor</text:p>
          </table:table-cell>
          <table:table-cell table:style-name="ce19" office:value-type="string">
            <text:p>preselected list of equipment should be possible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string">
            <text:p>13/04/2008</text:p>
            <text:p>again:</text:p>
            <text:p>28/06/2008</text:p>
          </table:table-cell>
          <table:table-cell table:style-name="ce7" office:value-type="string">
            <text:p>SD</text:p>
            <text:p/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6-29">
            <text:p>2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B Content</text:p>
          </table:table-cell>
          <table:table-cell table:style-name="ce20" office:value-type="string">
            <text:p>Nulls or other corrupt content in DB's may give problems</text:p>
            <text:p>-&gt; security feature should be foreseen ...</text:p>
            <text:p>(example: HP Module with None in HPHeatCap 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File I/O (export/import project)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t/export</text:p>
          </table:table-cell>
          <table:table-cell table:style-name="ce20" office:value-type="string">
            <text:p>links to be copi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ueries</text:p>
          </table:table-cell>
          <table:table-cell table:style-name="ce19" office:value-type="string">
            <text:p>queries with [0] at the end give error in empty lists</text:p>
            <text:p>subsitute by query of list and then assignment of index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controlled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ackup</text:p>
          </table:table-cell>
          <table:table-cell table:style-name="ce20" office:value-type="string">
            <text:p>ERROR MySQL binary folder not known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9" table:number-rows-repeated="2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Delete in Q4 doesn't work.</text:p>
            <text:p>Equipe type – is not passed correctly to addHP,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Automatic translation from volume-flow to mass-flow</text:p>
          </table:table-cell>
          <table:table-cell table:style-name="ce32" office:value-type="string">
            <text:p>normal</text:p>
          </table:table-cell>
          <table:table-cell table:style-name="ce45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height of numCtrl entry fields -&gt; adjust to unit-selecto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ounding errors in numCtrl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NumCtrls = None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1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Entering from PanelQ0 by “open project”: error messages appear trying to open Q1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with of description fiel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ff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4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8" table:number-columns-repeated="5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connections are not well copied by copying projects</text:p>
            <text:p>-&gt; links to ID's in original and not in the copy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1">
            <text:p>11/07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Nones to SQL</text:p>
          </table:table-cell>
          <table:table-cell table:style-name="ce20" office:value-type="string">
            <text:p>Writing Nones to SQL gives error (-&gt; implemente check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A windows</text:p>
          </table:table-cell>
          <table:table-cell table:style-name="ce19" office:value-type="string">
            <text:p>primary energy consumption / final energy consumption changed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07/04/2008</text:p>
            <text:p>19/06/2008</text:p>
          </table:table-cell>
          <table:table-cell table:style-name="ce7" office:value-type="string">
            <text:p>TS</text:p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EA</text:p>
          </table:table-cell>
          <table:table-cell table:style-name="ce19" office:value-type="string">
            <text:p>check of actualisation in panelEA1. Adapt to other EA / EM / EH panels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30">
            <text:p>30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modules EA</text:p>
          </table:table-cell>
          <table:table-cell table:style-name="ce42" office:value-type="string">
            <text:p><text:span text:style-name="T5">-&gt; Modules EA have to be completely revised: not only C-&gt;Q, but also filtering of tables by Pid and ANo before calculating sums.</text:span></text:p>
            <text:p><text:span text:style-name="T5">Introduce security checks in order to avoid crash if data are None or tables are empty !!!</text:span>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5-10">
            <text:p>10/05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stat + CC</text:p>
          </table:table-cell>
          <table:table-cell table:style-name="ce42" office:value-type="string">
            <text:p>Cuando se llama energyStatistics desde ANo = -1 -&gt; mostar ANo 0 o bloquear</text:p>
          </table:table-cell>
          <table:table-cell table:style-name="ce43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style-name="ce46"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HR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HR</text:p>
          </table:table-cell>
          <table:table-cell table:style-name="ce20" office:value-type="string">
            <text:p>check with Bettin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HS/B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T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some problem in sunday with projection on tilted surface (returns 0)</text:p>
            <text:p>for the moment horizontal radiation is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heatPump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building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uilding table</text:p>
          </table:table-cell>
          <table:table-cell table:style-name="ce20" office:value-type="string">
            <text:p>decide wether buildings depend on ANo or ar common to all Ano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5-12">
            <text:p>12/05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MySQL passwd</text:p>
          </table:table-cell>
          <table:table-cell table:style-name="ce19" office:value-type="string">
            <text:p>Installer has problems if MySQL is installed already with password 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dea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12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uick assessment</text:p>
          </table:table-cell>
          <table:table-cell table:style-name="ce47" office:value-type="string">
            <text:p><text:span text:style-name="T1">concerning the "one page-simplified -summary questionnaire" that we mentioned on skype last time, I was wondering if this same simplified interface can be also used later on for the (quick) self-assessment module to be used by distance. </text:span></text:p>
            <text:p><text:span text:style-name="T1">Of course I am not able now to see how the self-assessment is going to be mplemented and if it will be based on the same amount of info required for the core tool...It is just a "small window" to be taken open if when implementing the questionnaire and developing the tool in order to save time later on.</text:span>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3-06">
            <text:p>06/03/08</text:p>
          </table:table-cell>
          <table:table-cell table:style-name="ce8"/>
          <table:table-cell table:style-name="ce20" office:value-type="string">
            <text:p>graphical window-layout</text:p>
          </table:table-cell>
          <table:table-cell table:style-name="ce20" office:value-type="string">
            <text:p>Graphical layout into the design of the window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OK Button</text:p>
          </table:table-cell>
          <table:table-cell table:style-name="ce20" office:value-type="string">
            <text:p>in each subwindow: it is sometime not obvious that it is necessary to confirm the data by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solution proposed = a separate sheet (graphic) for building the connec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4" office:value-type="string">
            <text:p>heat reocver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8">
            <text:p>18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WHEE</text:p>
          </table:table-cell>
          <table:table-cell table:style-name="ce20" office:value-type="string">
            <text:p>Allow direct connections from WHEE to equipe / proces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date-style style:name="N105">
      <number:day number:style="long"/>
      <number:text>-</number:text>
      <number:month number:style="long"/>
    </number:date-style>
    <number:date-style style:name="N106">
      <number:day number:style="long"/>
      <number:text>/</number:text>
      <number:month number:style="long"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pta</number:text>
    </number:number-style>
    <number:number-style style:name="N140">
      <number:text>-</number:text>
      <number:number number: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pta</number:text>
    </number:number-style>
    <number:number-style style:name="N143">
      <number:text>-</number:text>
      <number:number number:decimal-places="2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-</number:text>
      <number:number number:decimal-places="0" number:min-integer-digits="1" number:grouping="true"/>
      <number:text> pta </number:text>
    </number:number-style>
    <number:number-style style:name="N148P2" style:volatile="true">
      <number:text> -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pta </number:text>
    </number:number-style>
    <number:number-style style:name="N156P1" style:volatile="true">
      <number:text>-</number:text>
      <number:number number:decimal-places="2" number:min-integer-digits="1" number:grouping="true"/>
      <number:text> pta </number:text>
    </number:number-style>
    <number:number-style style:name="N156P2" style:volatile="true">
      <number:text> -</number:text>
      <number:number number:decimal-places="0" number:min-integer-digits="0"/>
      <number:text>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number:min-integer-digits="1" number:grouping="true"/>
    </number:number-style>
    <number:number-style style:name="N162">
      <number:text>-öS 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number:min-integer-digits="1" number:grouping="true"/>
    </number:number-style>
    <number:number-style style:name="N165">
      <number:text>-öS 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öS </number:text>
      <number:number number:decimal-places="0" number:min-integer-digits="1" number:grouping="true"/>
      <number:text> </number:text>
    </number:number-style>
    <number:number-style style:name="N170P1" style:volatile="true">
      <number:text>-öS </number:text>
      <number:number number:decimal-places="0" number:min-integer-digits="1" number:grouping="true"/>
      <number:text> </number:text>
    </number:number-style>
    <number:number-style style:name="N170P2" style:volatile="true">
      <number:text> öS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number:min-integer-digits="1" number:grouping="true"/>
    </number:number-style>
    <number:number-style style:name="N184">
      <number:text>-€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 </number:text>
      <number:number number:decimal-places="0" number:min-integer-digits="1" number:grouping="true"/>
    </number:number-style>
    <number:number-style style:name="N185">
      <style:text-properties fo:color="#ff0000"/>
      <number:text>-€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 </number:text>
      <number:number number:decimal-places="2" number:min-integer-digits="1" number:grouping="true"/>
    </number:number-style>
    <number:number-style style:name="N187">
      <number:text>-€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2" number:min-integer-digits="1" number:grouping="true"/>
    </number:number-style>
    <number:number-style style:name="N188">
      <style:text-properties fo:color="#ff0000"/>
      <number:text>-€ 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 </number:text>
      <number:number number:decimal-places="0" number:min-integer-digits="1" number:grouping="true"/>
      <number:text> </number:text>
    </number:number-style>
    <number:number-style style:name="N192P1" style:volatile="true">
      <number:text>-€ </number:text>
      <number:number number:decimal-places="0" number:min-integer-digits="1" number:grouping="true"/>
      <number:text> </number:text>
    </number:number-style>
    <number:number-style style:name="N192P2" style:volatile="true">
      <number:text> €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number-style style:name="N199P0" style:volatile="true">
      <number:number number:decimal-places="1" number:min-integer-digits="1"/>
    </number:number-style>
    <number:number-style style:name="N199">
      <style:text-properties fo:color="#ff0000"/>
      <number:number number:decimal-places="1" number:min-integer-digits="1"/>
      <style:map style:condition="value()&gt;=0" style:apply-style-name="N19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13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ans Schweiger</meta:initial-creator>
    <meta:creation-date>2008-06-27T12:36:30</meta:creation-date>
    <dc:creator>Hans Schweiger</dc:creator>
    <dc:date>2008-07-18T13:51:19</dc:date>
    <meta:editing-cycles>13</meta:editing-cycles>
    <meta:editing-duration>PT5H24M23S</meta:editing-duration>
    <meta:user-defined meta:name="Info 1"/>
    <meta:user-defined meta:name="Info 2"/>
    <meta:user-defined meta:name="Info 3"/>
    <meta:user-defined meta:name="Info 4"/>
    <meta:document-statistic meta:table-count="3" meta:cell-count="1282"/>
  </office:meta>
</office:document-meta>
</file>